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Liberation Mono" svg:font-family="'Liberation Mono'" style:font-family-generic="modern" style:font-pitch="fixed"/>
    <style:font-face style:name="MS PGothic1" svg:font-family="'MS PGothi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S PGothic" svg:font-family="'MS PGothic'" style:font-family-generic="system" style:font-pitch="variable"/>
    <style:font-face style:name="MS PMincho" svg:font-family="'MS PMincho'" style:font-family-generic="system" style:font-pitch="variable"/>
  </office:font-face-decls>
  <office:automatic-styles>
    <style:style style:name="P1" style:family="paragraph" style:parent-style-name="List_20_Contents">
      <style:paragraph-properties fo:margin-top="0cm" fo:margin-bottom="0.499cm" loext:contextual-spacing="false"/>
    </style:style>
    <style:style style:name="P2" style:family="paragraph" style:parent-style-name="List_20_Contents">
      <style:paragraph-properties fo:margin-left="2cm" fo:margin-right="0cm" fo:text-indent="0cm" style:auto-text-indent="false"/>
    </style:style>
    <style:style style:name="P3" style:family="paragraph" style:parent-style-name="Preformatted_20_Text">
      <style:paragraph-properties fo:margin-top="0cm" fo:margin-bottom="0.499cm" loext:contextual-spacing="false"/>
    </style:style>
    <style:style style:name="P4" style:family="paragraph" style:parent-style-name="Preformatted_20_Text">
      <style:paragraph-properties fo:margin-left="1cm" fo:margin-right="0cm" fo:margin-top="0cm" fo:margin-bottom="0.499cm" loext:contextual-spacing="false" fo:text-indent="0cm" style:auto-text-indent="false"/>
    </style:style>
    <style:style style:name="P5" style:family="paragraph" style:parent-style-name="List_20_Heading">
      <style:paragraph-properties fo:margin-left="1cm" fo:margin-right="0cm" fo:text-indent="0cm" style:auto-text-indent="false"/>
    </style:style>
    <style:style style:name="T1" style:family="text">
      <style:text-properties fo:font-size="10pt"/>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Extended Asm - Assembler Instructions with C Expression Operands</text:h>
      <text:p text:style-name="Text_20_body">With extended <text:span text:style-name="Source_20_Text">asm</text:span> you can read and write C variables from assembler and perform jumps from assembler code to C labels. Extended <text:span text:style-name="Source_20_Text">asm</text:span> syntax uses colons (‘<text:span text:style-name="Example">:</text:span>’) to delimit the operand parameters after the assembler template: </text:p>
      <text:p text:style-name="Preformatted_20_Text"><text:s text:c="5"/>asm [volatile] ( <text:span text:style-name="Variable">AssemblerTemplate</text:span></text:p>
      <text:p text:style-name="Preformatted_20_Text"><text:s text:c="22"/>: <text:span text:style-name="Variable">OutputOperands</text:span></text:p>
      <text:p text:style-name="Preformatted_20_Text"><text:s text:c="22"/>[ : <text:span text:style-name="Variable">InputOperands</text:span></text:p>
      <text:p text:style-name="Preformatted_20_Text"><text:s text:c="22"/>[ : <text:span text:style-name="Variable">Clobbers</text:span> ] ])</text:p>
      <text:p text:style-name="Preformatted_20_Text"><text:s text:c="5"/></text:p>
      <text:p text:style-name="Text_20_body">The <text:span text:style-name="Source_20_Text">asm</text:span> keyword is a GNU extension. When writing code that can be compiled with <text:span text:style-name="Example">-ansi</text:span> and the various <text:span text:style-name="Example">-std</text:span> options, use <text:span text:style-name="Source_20_Text">__asm__</text:span> instead of <text:span text:style-name="Source_20_Text">asm</text:span> (see <text:a xlink:type="simple" xlink:href="https://gcc.gnu.org/onlinedocs/gcc/Alternate-Keywords.html#Alternate-Keywords" text:style-name="Internet_20_link" text:visited-style-name="Visited_20_Internet_20_Link">Alternate Keywords</text:a>). </text:p>
      <text:h text:style-name="Heading_20_2" text:outline-level="2">Qualifiers</text:h>
      <text:p text:style-name="List_20_Heading"><text:span text:style-name="Source_20_Text">volatile</text:span></text:p>
      <text:p text:style-name="List_20_Contents">The typical use of extended <text:span text:style-name="Source_20_Text">asm</text:span> statements is to manipulate input values to produce output values. However, your <text:span text:style-name="Source_20_Text">asm</text:span> statements may also produce side effects. If so, you may need to use the <text:span text:style-name="Source_20_Text">volatile</text:span> qualifier to disable certain optimizations. See <text:a xlink:type="simple" xlink:href="https://gcc.gnu.org/onlinedocs/gcc/Volatile.html#Volatile" text:style-name="Internet_20_link" text:visited-style-name="Visited_20_Internet_20_Link">Volatile</text:a>. </text:p>
      <text:h text:style-name="Heading_20_2" text:outline-level="2">Parameters</text:h>
      <text:p text:style-name="List_20_Heading"><text:span text:style-name="Variable">AssemblerTemplate</text:span></text:p>
      <text:p text:style-name="List_20_Contents">This is a literal string that is the template for the assembler code. It is a combination of fixed text and tokens that refer to the input, output, and goto parameters. See <text:a xlink:type="simple" xlink:href="https://gcc.gnu.org/onlinedocs/gcc/AssemblerTemplate.html#AssemblerTemplate" text:style-name="Internet_20_link" text:visited-style-name="Visited_20_Internet_20_Link">AssemblerTemplate</text:a>. </text:p>
      <text:p text:style-name="List_20_Heading"><text:span text:style-name="Variable">OutputOperands</text:span></text:p>
      <text:p text:style-name="List_20_Contents">A comma-separated list of the C variables modified by the instructions in the <text:span text:style-name="Variable">AssemblerTemplate</text:span>. An empty list is permitted. See <text:a xlink:type="simple" xlink:href="https://gcc.gnu.org/onlinedocs/gcc/OutputOperands.html#OutputOperands" text:style-name="Internet_20_link" text:visited-style-name="Visited_20_Internet_20_Link">OutputOperands</text:a>. </text:p>
      <text:p text:style-name="List_20_Heading"><text:span text:style-name="Variable">InputOperands</text:span></text:p>
      <text:p text:style-name="List_20_Contents">A comma-separated list of C expressions read by the instructions in the <text:span text:style-name="Variable">AssemblerTemplate</text:span>. An empty list is permitted. See <text:a xlink:type="simple" xlink:href="https://gcc.gnu.org/onlinedocs/gcc/InputOperands.html#InputOperands" text:style-name="Internet_20_link" text:visited-style-name="Visited_20_Internet_20_Link">InputOperands</text:a>. </text:p>
      <text:p text:style-name="List_20_Heading"><text:span text:style-name="Variable">Clobbers</text:span></text:p>
      <text:p text:style-name="List_20_Contents">A comma-separated list of registers or other values changed by the <text:span text:style-name="Variable">AssemblerTemplate</text:span>, beyond those listed as outputs. An empty list is permitted. See <text:a xlink:type="simple" xlink:href="https://gcc.gnu.org/onlinedocs/gcc/Clobbers.html#Clobbers" text:style-name="Internet_20_link" text:visited-style-name="Visited_20_Internet_20_Link">Clobbers</text:a>. </text:p>
      <text:p text:style-name="List_20_Heading"><text:span text:style-name="Variable">GotoLabels</text:span></text:p>
      <text:p text:style-name="P1">When you are using the <text:span text:style-name="Source_20_Text">goto</text:span> form of <text:span text:style-name="Source_20_Text">asm</text:span>, this section contains the list of all C labels to which the code in the <text:span text:style-name="Variable">AssemblerTemplate</text:span> may jump. See <text:a xlink:type="simple" xlink:href="https://gcc.gnu.org/onlinedocs/gcc/GotoLabels.html#GotoLabels" text:style-name="Internet_20_link" text:visited-style-name="Visited_20_Internet_20_Link">GotoLabels</text:a>. </text:p>
      <text:p text:style-name="P1"><text:span text:style-name="Source_20_Text">asm</text:span> statements may not perform jumps into other <text:span text:style-name="Source_20_Text">asm</text:span> statements, only to the listed <text:span text:style-name="Variable">GotoLabels</text:span>. GCC's optimizers do not know about other jumps; therefore they cannot take account of them when deciding how to optimize. </text:p>
      <text:p text:style-name="Text_20_body">The total number of input + output + goto operands is limited to 30. </text:p>
      <text:h text:style-name="Heading_20_2" text:outline-level="2">Input Operands</text:h>
      <text:p text:style-name="Text_20_body"><text:bookmark text:name="index-g_t_0040code_007basm_007d-input-operands-3732"/><text:bookmark text:name="index-g_t_0040code_007basm_007d-expressions-3733"/>Input operands make values from C variables and expressions available to the assembly code. </text:p>
      <text:p text:style-name="Text_20_body">Operands are separated by commas. Each operand has this format: </text:p>
      <text:p text:style-name="P3"><text:soft-page-break/><text:s text:c="5"/>[ [<text:span text:style-name="Variable">asmSymbolicName</text:span>] ] <text:span text:style-name="Variable">constraint</text:span> (<text:span text:style-name="Variable">cexpression</text:span>)</text:p>
      <text:p text:style-name="List_20_Heading"><text:span text:style-name="Variable">asmSymbolicName</text:span></text:p>
      <text:p text:style-name="P1">Specifies a symbolic name for the operand. Reference the name in the assembler template by enclosing it in square brackets (i.e. ‘<text:span text:style-name="Example">%[Value]</text:span>’). The scope of the name is the <text:span text:style-name="Source_20_Text">asm</text:span> statement that contains the definition. Any valid C variable name is acceptable, including names already defined in the surrounding code. No two operands within the same <text:span text:style-name="Source_20_Text">asm</text:span> statement can use the same symbolic name. </text:p>
      <text:p text:style-name="P1">When not using an <text:span text:style-name="Variable">asmSymbolicName</text:span>, use the (zero-based) position of the operand in the list of operands in the assembler template. For example if there are two output operands and three inputs, use ‘<text:span text:style-name="Example">%2</text:span>’ in the template to refer to the first input operand, ‘<text:span text:style-name="Example">%3</text:span>’ for the second, and ‘<text:span text:style-name="Example">%4</text:span>’ for the third. </text:p>
      <text:p text:style-name="List_20_Heading"><text:span text:style-name="Variable">constraint</text:span></text:p>
      <text:p text:style-name="P1">A string constant specifying constraints on the placement of the operand; See <text:a xlink:type="simple" xlink:href="https://gcc.gnu.org/onlinedocs/gcc/Constraints.html#Constraints" text:style-name="Internet_20_link" text:visited-style-name="Visited_20_Internet_20_Link">Constraints</text:a>, for details. </text:p>
      <text:p text:style-name="P1">Input constraint strings may not begin with either ‘<text:span text:style-name="Example">=</text:span>’ or ‘<text:span text:style-name="Example">+</text:span>’. When you list more than one possible location (for example, ‘<text:span text:style-name="Example">"irm"</text:span>’), the compiler chooses the most efficient one based on the current context. If you must use a specific register, but your Machine Constraints do not provide sufficient control to select the specific register you want, local register variables may provide a solution (see <text:a xlink:type="simple" xlink:href="https://gcc.gnu.org/onlinedocs/gcc/Local-Register-Variables.html#Local-Register-Variables" text:style-name="Internet_20_link" text:visited-style-name="Visited_20_Internet_20_Link">Local Register Variables</text:a>). </text:p>
      <text:p text:style-name="P1">Input constraints can also be digits (for example, <text:span text:style-name="Source_20_Text">"0"</text:span>). This indicates that the specified input must be in the same place as the output constraint at the (zero-based) index in the output constraint list. When using <text:span text:style-name="Variable">asmSymbolicName</text:span> syntax for the output operands, you may use these names (enclosed in brackets ‘<text:span text:style-name="Example">[]</text:span>’) instead of digits. </text:p>
      <text:p text:style-name="List_20_Heading"><text:span text:style-name="Variable">cexpression</text:span></text:p>
      <text:p text:style-name="P1">This is the C variable or expression being passed to the <text:span text:style-name="Source_20_Text">asm</text:span> statement as input. The enclosing parentheses are a required part of the syntax. </text:p>
      <text:p text:style-name="Text_20_body">When the compiler selects the registers to use to represent the input operands, it does not use any of the clobbered registers (see <text:a xlink:type="simple" xlink:href="https://gcc.gnu.org/onlinedocs/gcc/Clobbers.html#Clobbers" text:style-name="Internet_20_link" text:visited-style-name="Visited_20_Internet_20_Link">Clobbers</text:a>). </text:p>
      <text:p text:style-name="Text_20_body">If there are no output operands but there are input operands, place two consecutive colons where the output operands would go: </text:p>
      <text:p text:style-name="Preformatted_20_Text"><text:s text:c="5"/>__asm__ ("some instructions"</text:p>
      <text:p text:style-name="Preformatted_20_Text"><text:s text:c="8"/>: /* No outputs. */</text:p>
      <text:p text:style-name="P3"><text:s text:c="8"/>: "r" (Offset / 8));</text:p>
      <text:p text:style-name="Text_20_body"><text:span text:style-name="Strong_20_Emphasis">Warning:</text:span> Do <text:span text:style-name="Emphasis">not</text:span> modify the contents of input-only operands (except for inputs tied to outputs). The compiler assumes that on exit from the <text:span text:style-name="Source_20_Text">asm</text:span> statement these operands contain the same values as they had before executing the statement. It is <text:span text:style-name="Emphasis">not</text:span> possible to use clobbers to inform the compiler that the values in these inputs are changing. One common work-around is to tie the changing input variable to an output variable that never gets used. Note, however, that if the code that follows the <text:span text:style-name="Source_20_Text">asm</text:span> statement makes no use of any of the output operands, the GCC optimizers may discard the <text:span text:style-name="Source_20_Text">asm</text:span> statement as unneeded (see <text:a xlink:type="simple" xlink:href="https://gcc.gnu.org/onlinedocs/gcc/Volatile.html#Volatile" text:style-name="Internet_20_link" text:visited-style-name="Visited_20_Internet_20_Link">Volatile</text:a>). </text:p>
      <text:p text:style-name="Text_20_body"><text:soft-page-break/><text:span text:style-name="Source_20_Text">asm</text:span> supports operand modifiers on operands (for example ‘<text:span text:style-name="Example">%k2</text:span>’ instead of simply ‘<text:span text:style-name="Example">%2</text:span>’). Typically these qualifiers are hardware dependent. The list of supported modifiers for x86 is found at <text:a xlink:type="simple" xlink:href="https://gcc.gnu.org/onlinedocs/gcc/x86Operandmodifiers.html#x86Operandmodifiers" text:style-name="Internet_20_link" text:visited-style-name="Visited_20_Internet_20_Link">x86 Operand modifiers</text:a>. </text:p>
      <text:p text:style-name="Text_20_body">In this example using the fictitious <text:span text:style-name="Source_20_Text">combine</text:span> instruction, the constraint <text:span text:style-name="Source_20_Text">"0"</text:span> for input operand 1 says that it must occupy the same location as output operand 0. Only input operands may use numbers in constraints, and they must each refer to an output operand. Only a number (or the symbolic assembler name) in the constraint can guarantee that one operand is in the same place as another. The mere fact that <text:span text:style-name="Source_20_Text">foo</text:span> is the value of both operands is not enough to guarantee that they are in the same place in the generated assembler code. </text:p>
      <text:p text:style-name="Preformatted_20_Text"><text:s text:c="5"/>asm ("combine %2, %0"</text:p>
      <text:p text:style-name="Preformatted_20_Text"><text:s text:c="8"/>: "=r" (foo)</text:p>
      <text:p text:style-name="P3"><text:s text:c="8"/>: "0" (foo), "g" (bar));</text:p>
      <text:p text:style-name="Text_20_body">Here is an example using symbolic names. </text:p>
      <text:p text:style-name="Preformatted_20_Text"><text:s text:c="5"/>asm ("cmoveq %1, %2, %[result]"</text:p>
      <text:p text:style-name="Preformatted_20_Text"><text:s text:c="8"/>: [result] "=r"(result)</text:p>
      <text:p text:style-name="P3"><text:s text:c="8"/>: "r" (test), "r" (new), "[result]" (old));</text:p>
      <text:h text:style-name="Heading_20_2" text:outline-level="2">Clobbers</text:h>
      <text:p text:style-name="Text_20_body"><text:bookmark text:name="index-g_t_0040code_007basm_007d-clobbers-3734"/>While the compiler is aware of changes to entries listed in the output operands, the inline <text:span text:style-name="Source_20_Text">asm</text:span> code may modify more than just the outputs. For example, calculations may require additional registers, or the processor may overwrite a register as a side effect of a particular assembler instruction. In order to inform the compiler of these changes, list them in the clobber list. Clobber list items are either register names or the special clobbers (listed below). Each clobber list item is a string constant enclosed in double quotes and separated by commas. </text:p>
      <text:p text:style-name="Text_20_body">Clobber descriptions may not in any way overlap with an input or output operand. For example, you may not have an operand describing a register class with one member when listing that register in the clobber list. Variables declared to live in specific registers (see <text:a xlink:type="simple" xlink:href="https://gcc.gnu.org/onlinedocs/gcc/Explicit-Register-Variables.html#Explicit-Register-Variables" text:style-name="Internet_20_link" text:visited-style-name="Visited_20_Internet_20_Link">Explicit Register Variables</text:a>) and used as <text:span text:style-name="Source_20_Text">asm</text:span> input or output operands must have no part mentioned in the clobber description. In particular, there is no way to specify that input operands get modified without also specifying them as output operands. </text:p>
      <text:p text:style-name="Text_20_body">When the compiler selects which registers to use to represent input and output operands, it does not use any of the clobbered registers. As a result, clobbered registers are available for any use in the assembler code. </text:p>
      <text:p text:style-name="Text_20_body">Here is a realistic example for the VAX showing the use of clobbered registers: </text:p>
      <text:p text:style-name="Preformatted_20_Text"><text:s text:c="5"/>asm volatile ("movc3 %0, %1, %2"</text:p>
      <text:p text:style-name="Preformatted_20_Text"><text:s text:c="24"/>: /* No outputs. */</text:p>
      <text:p text:style-name="Preformatted_20_Text"><text:s text:c="24"/>: "g" (from), "g" (to), "g" (count)</text:p>
      <text:p text:style-name="P3"><text:s text:c="24"/>: "r0", "r1", "r2", "r3", "r4", "r5");</text:p>
      <text:p text:style-name="Text_20_body">Also, there are two special clobber arguments: </text:p>
      <text:p text:style-name="List_20_Heading"><text:span text:style-name="Source_20_Text">"cc"</text:span></text:p>
      <text:p text:style-name="List_20_Contents">The <text:span text:style-name="Source_20_Text">"cc"</text:span> clobber indicates that the assembler code modifies the flags register. On some <text:soft-page-break/>machines, GCC represents the condition codes as a specific hardware register; <text:span text:style-name="Source_20_Text">"cc"</text:span> serves to name this register. On other machines, condition code handling is different, and specifying <text:span text:style-name="Source_20_Text">"cc"</text:span> has no effect. But it is valid no matter what the target. </text:p>
      <text:p text:style-name="List_20_Heading"><text:span text:style-name="Source_20_Text">"memory"</text:span></text:p>
      <text:p text:style-name="P1">The <text:span text:style-name="Source_20_Text">"memory"</text:span> clobber tells the compiler that the assembly code performs memory reads or writes to items other than those listed in the input and output operands (for example, accessing the memory pointed to by one of the input parameters). To ensure memory contains correct values, GCC may need to flush specific register values to memory before executing the <text:span text:style-name="Source_20_Text">asm</text:span>. Further, the compiler does not assume that any values read from memory before an <text:span text:style-name="Source_20_Text">asm</text:span> remain unchanged after that <text:span text:style-name="Source_20_Text">asm</text:span>; it reloads them as needed. Using the <text:span text:style-name="Source_20_Text">"memory"</text:span> clobber effectively forms a read/write memory barrier for the compiler. </text:p>
      <text:p text:style-name="P1">Note that this clobber does not prevent the <text:span text:style-name="Emphasis">processor</text:span> from doing speculative reads past the <text:span text:style-name="Source_20_Text">asm</text:span> statement. To prevent that, you need processor-specific fence instructions. </text:p>
      <text:p text:style-name="P1">Flushing registers to memory has performance implications and may be an issue for time-sensitive code. You can use a trick to avoid this if the size of the memory being accessed is known at compile time. For example, if accessing ten bytes of a string, use a memory input like: </text:p>
      <text:p text:style-name="P1"><text:span text:style-name="Source_20_Text">{"m"( ({ struct { char x[10]; } *p = (void *)ptr ; *p; }) )}</text:span>. </text:p>
      <text:h text:style-name="Heading_20_1" text:outline-level="1">Constraints for <text:span text:style-name="Source_20_Text">asm</text:span> Operands</text:h>
      <text:h text:style-name="Heading_20_2" text:outline-level="2">Simple Constraints</text:h>
      <text:p text:style-name="Text_20_body"><text:bookmark text:name="index-simple-constraints-3739"/>The simplest kind of constraint is a string full of letters, each of which describes one kind of operand that is permitted. Here are the letters that are allowed: </text:p>
      <text:p text:style-name="List_20_Heading">whitespace</text:p>
      <text:p text:style-name="P1">Whitespace characters are ignored and can be inserted at any position except the first. This enables each alternative for different operands to be visually aligned in the machine description even if they have different number of constraints and modifiers. <text:bookmark text:name="index-memory-references-in-constraints-3741"/><text:bookmark text:name="index-g_t_0040samp_007bm_007d-in-constraint-3740"/></text:p>
      <text:p text:style-name="List_20_Heading">‘<text:span text:style-name="Example">m</text:span>’</text:p>
      <text:p text:style-name="P1">A memory operand is allowed, with any kind of address that the machine supports in general. Note that the letter used for the general memory constraint can be re-defined by a back end using the <text:span text:style-name="Source_20_Text">TARGET_MEM_CONSTRAINT</text:span> macro. <text:bookmark text:name="index-g_t_0040samp_007bo_007d-in-constraint-3743"/><text:bookmark text:name="index-offsettable-address-3742"/></text:p>
      <text:p text:style-name="List_20_Heading">‘<text:span text:style-name="Example">o</text:span>’</text:p>
      <text:p text:style-name="P1">A memory operand is allowed, but only if the address is <text:span text:style-name="Definition">offsettable</text:span>. This means that adding a small integer (actually, the width in bytes of the operand, as determined by its machine mode) may be added to the address and the result is also a valid memory address. </text:p>
      <text:p text:style-name="P1"><text:bookmark text:name="index-autoincrement_002fdecrement-addressing-3744"/>For example, an address which is constant is offsettable; so is an address that is the sum of a register and a constant (as long as a slightly larger constant is also within the range of address-offsets supported by the machine); but an autoincrement or autodecrement address is not offsettable. More complicated indirect/indexed addresses may or may not be offsettable depending on the other addressing modes that the machine supports. </text:p>
      <text:p text:style-name="P1"><text:soft-page-break/>Note that in an output operand which can be matched by another operand, the constraint letter ‘<text:span text:style-name="Example">o</text:span>’ is valid only when accompanied by both ‘<text:span text:style-name="Example">&lt;</text:span>’ (if the target machine has predecrement addressing) and ‘<text:span text:style-name="Example">&gt;</text:span>’ (if the target machine has preincrement addressing). <text:bookmark text:name="index-g_t_0040samp_007bV_007d-in-constraint-3745"/></text:p>
      <text:p text:style-name="List_20_Heading">‘<text:span text:style-name="Example">V</text:span>’</text:p>
      <text:p text:style-name="P1">A memory operand that is not offsettable. In other words, anything that would fit the ‘<text:span text:style-name="Example">m</text:span>’ constraint but not the ‘<text:span text:style-name="Example">o</text:span>’ constraint. <text:bookmark text:name="index-g_t_0040samp_007b_003c_007d-in-constraint-3746"/></text:p>
      <text:p text:style-name="List_20_Heading">‘<text:span text:style-name="Example">&lt;</text:span>’</text:p>
      <text:p text:style-name="P1">A memory operand with autodecrement addressing (either predecrement or postdecrement) is allowed. In inline <text:span text:style-name="Source_20_Text">asm</text:span> this constraint is only allowed if the operand is used exactly once in an instruction that can handle the side-effects. Not using an operand with ‘<text:span text:style-name="Example">&lt;</text:span>’ in constraint string in the inline <text:span text:style-name="Source_20_Text">asm</text:span> pattern at all or using it in multiple instructions isn't valid, because the side-effects wouldn't be performed or would be performed more than once. Furthermore, on some targets the operand with ‘<text:span text:style-name="Example">&lt;</text:span>’ in constraint string must be accompanied by special instruction suffixes like <text:span text:style-name="Source_20_Text">%U0</text:span> instruction suffix on PowerPC or <text:span text:style-name="Source_20_Text">%P0</text:span> on IA-64. <text:bookmark text:name="index-g_t_0040samp_007b_003e_007d-in-constraint-3747"/></text:p>
      <text:p text:style-name="List_20_Heading">‘<text:span text:style-name="Example">&gt;</text:span>’</text:p>
      <text:p text:style-name="P1">A memory operand with autoincrement addressing (either preincrement or postincrement) is allowed. In inline <text:span text:style-name="Source_20_Text">asm</text:span> the same restrictions as for ‘<text:span text:style-name="Example">&lt;</text:span>’ apply. </text:p>
      <text:p text:style-name="P1"><text:bookmark text:name="index-g_t_0040samp_007br_007d-in-constraint-3748"/><text:bookmark text:name="index-registers-in-constraints-3749"/></text:p>
      <text:p text:style-name="List_20_Heading">‘<text:span text:style-name="Example">r</text:span>’</text:p>
      <text:p text:style-name="P1">A register operand is allowed provided that it is in a general register. <text:bookmark text:name="index-g_t_0040samp_007bi_007d-in-constraint-3751"/><text:bookmark text:name="index-constants-in-constraints-3750"/></text:p>
      <text:p text:style-name="List_20_Heading">‘<text:span text:style-name="Example">i</text:span>’</text:p>
      <text:p text:style-name="P1">An immediate integer operand (one with constant value) is allowed. This includes symbolic constants whose values will be known only at assembly time or later. <text:bookmark text:name="index-g_t_0040samp_007bn_007d-in-constraint-3752"/></text:p>
      <text:p text:style-name="List_20_Heading">‘<text:span text:style-name="Example">n</text:span>’</text:p>
      <text:p text:style-name="P1">An immediate integer operand with a known numeric value is allowed. Many systems cannot support assembly-time constants for operands less than a word wide. Constraints for these operands should use ‘<text:span text:style-name="Example">n</text:span>’ rather than ‘<text:span text:style-name="Example">i</text:span>’. <text:bookmark text:name="index-g_t_0040samp_007bI_007d-in-constraint-3753"/></text:p>
      <text:p text:style-name="List_20_Heading">‘<text:span text:style-name="Example">I</text:span>’, ‘<text:span text:style-name="Example">J</text:span>’, ‘<text:span text:style-name="Example">K</text:span>’, <text:span text:style-name="T1">...</text:span> ‘<text:span text:style-name="Example">P</text:span>’</text:p>
      <text:p text:style-name="P1">Other letters in the range ‘<text:span text:style-name="Example">I</text:span>’ through ‘<text:span text:style-name="Example">P</text:span>’ may be defined in a machine-dependent fashion to permit immediate integer operands with explicit integer values in specified ranges. For example, on the 68000, ‘<text:span text:style-name="Example">I</text:span>’ is defined to stand for the range of values 1 to 8. This is the range permitted as a shift count in the shift instructions. <text:bookmark text:name="index-g_t_0040samp_007bE_007d-in-constraint-3754"/></text:p>
      <text:p text:style-name="List_20_Heading">‘<text:span text:style-name="Example">E</text:span>’</text:p>
      <text:p text:style-name="P1">An immediate floating operand (expression code <text:span text:style-name="Source_20_Text">const_double</text:span>) is allowed, but only if the target floating point format is the same as that of the host machine (on which the compiler is running). <text:bookmark text:name="index-g_t_0040samp_007bF_007d-in-constraint-3755"/></text:p>
      <text:p text:style-name="List_20_Heading">‘<text:span text:style-name="Example">F</text:span>’</text:p>
      <text:p text:style-name="P1">An immediate floating operand (expression code <text:span text:style-name="Source_20_Text">const_double</text:span> or <text:span text:style-name="Source_20_Text">const_vector</text:span>) is allowed. <text:bookmark text:name="index-g_t_0040samp_007bH_007d-in-constraint-3757"/><text:bookmark text:name="index-g_t_0040samp_007bG_007d-in-constraint-3756"/></text:p>
      <text:p text:style-name="List_20_Heading"><text:soft-page-break/>‘<text:span text:style-name="Example">G</text:span>’, ‘<text:span text:style-name="Example">H</text:span>’</text:p>
      <text:p text:style-name="P1">‘<text:span text:style-name="Example">G</text:span>’ and ‘<text:span text:style-name="Example">H</text:span>’ may be defined in a machine-dependent fashion to permit immediate floating operands in particular ranges of values. <text:bookmark text:name="index-g_t_0040samp_007bs_007d-in-constraint-3758"/></text:p>
      <text:p text:style-name="List_20_Heading">‘<text:span text:style-name="Example">s</text:span>’</text:p>
      <text:p text:style-name="P1">An immediate integer operand whose value is not an explicit integer is allowed. </text:p>
      <text:p text:style-name="P1">This might appear strange; if an insn allows a constant operand with a value not known at compile time, it certainly must allow any known value. So why use ‘<text:span text:style-name="Example">s</text:span>’ instead of ‘<text:span text:style-name="Example">i</text:span>’? Sometimes it allows better code to be generated. </text:p>
      <text:p text:style-name="P1">For example, on the 68000 in a fullword instruction it is possible to use an immediate operand; but if the immediate value is between −128 and 127, better code results from loading the value into a register and using the register. This is because the load into the register can be done with a ‘<text:span text:style-name="Example">moveq</text:span>’ instruction. We arrange for this to happen by defining the letter ‘<text:span text:style-name="Example">K</text:span>’ to mean “any integer outside the range −128 to 127”, and then specifying ‘<text:span text:style-name="Example">Ks</text:span>’ in the operand constraints. <text:bookmark text:name="index-g_t_0040samp_007bg_007d-in-constraint-3759"/></text:p>
      <text:p text:style-name="List_20_Heading">‘<text:span text:style-name="Example">g</text:span>’</text:p>
      <text:p text:style-name="P1">Any register, memory or immediate integer operand is allowed, except for registers that are not general registers. </text:p>
      <text:p text:style-name="P1"><text:bookmark text:name="index-g_t_0040samp_007bX_007d-in-constraint-3760"/></text:p>
      <text:p text:style-name="List_20_Heading">‘<text:span text:style-name="Example">X</text:span>’</text:p>
      <text:p text:style-name="P1">Any operand whatsoever is allowed. <text:bookmark text:name="index-digits-in-constraint-3762"/><text:bookmark text:name="index-g_t_0040samp_007b0_007d-in-constraint-3761"/></text:p>
      <text:p text:style-name="List_20_Heading">‘<text:span text:style-name="Example">0</text:span>’, ‘<text:span text:style-name="Example">1</text:span>’, ‘<text:span text:style-name="Example">2</text:span>’, <text:span text:style-name="T1">...</text:span> ‘<text:span text:style-name="Example">9</text:span>’</text:p>
      <text:p text:style-name="P1">An operand that matches the specified operand number is allowed. If a digit is used together with letters within the same alternative, the digit should come last. </text:p>
      <text:p text:style-name="P1">This number is allowed to be more than a single digit. If multiple digits are encountered consecutively, they are interpreted as a single decimal integer. There is scant chance for ambiguity, since to-date it has never been desirable that ‘<text:span text:style-name="Example">10</text:span>’ be interpreted as matching either operand 1 <text:span text:style-name="Emphasis">or</text:span> operand 0. Should this be desired, one can use multiple alternatives instead. </text:p>
      <text:p text:style-name="P1"><text:bookmark text:name="index-matching-constraint-3763"/><text:bookmark text:name="index-constraint_002c-matching-3764"/>This is called a <text:span text:style-name="Definition">matching constraint</text:span> and what it really means is that the assembler has only a single operand that fills two roles which <text:span text:style-name="Source_20_Text">asm</text:span> distinguishes. For example, an add instruction uses two input operands and an output operand, but on most CISC machines an add instruction really has only two operands, one of them an input-output operand: </text:p>
      <text:p text:style-name="P4"><text:s text:c="10"/>addl #35,r12</text:p>
      <text:p text:style-name="P1">Matching constraints are used in these circumstances. More precisely, the two operands that match must include one input-only operand and one output-only operand. Moreover, the digit must be a smaller number than the number of the operand that uses it in the constraint. <text:bookmark text:name="index-g_t_0040samp_007bp_007d-in-constraint-3768"/><text:bookmark text:name="index-address-constraints-3767"/><text:bookmark text:name="index-push-address-instruction-3766"/><text:bookmark text:name="index-load-address-instruction-3765"/></text:p>
      <text:p text:style-name="List_20_Heading">‘<text:span text:style-name="Example">p</text:span>’</text:p>
      <text:p text:style-name="P1">An operand that is a valid memory address is allowed. This is for “load address” and “push address” instructions. </text:p>
      <text:p text:style-name="P1"><text:bookmark text:name="index-address_005foperand-3769"/><text:soft-page-break/>‘<text:span text:style-name="Example">p</text:span>’ in the constraint must be accompanied by <text:span text:style-name="Source_20_Text">address_operand</text:span> as the predicate in the <text:span text:style-name="Source_20_Text">match_operand</text:span>. This predicate interprets the mode specified in the <text:span text:style-name="Source_20_Text">match_operand</text:span> as the mode of the memory reference for which the address would be valid. <text:bookmark text:name="index-extensible-constraints-3771"/><text:bookmark text:name="index-other-register-constraints-3770"/></text:p>
      <text:p text:style-name="List_20_Heading"><text:span text:style-name="Variable">other-letters</text:span></text:p>
      <text:p text:style-name="P1">Other letters can be defined in machine-dependent fashion to stand for particular classes of registers or other arbitrary operand types. ‘<text:span text:style-name="Example">d</text:span>’, ‘<text:span text:style-name="Example">a</text:span>’ and ‘<text:span text:style-name="Example">f</text:span>’ are defined on the 68000/68020 to stand for data, address and floating point registers. </text:p>
      <text:h text:style-name="Heading_20_2" text:outline-level="2">Multiple Alternative Constraints</text:h>
      <text:p text:style-name="Text_20_body"><text:bookmark text:name="index-multiple-alternative-constraints-3772"/>Sometimes a single instruction has multiple alternative sets of possible operands. For example, on the 68000, a logical-or instruction can combine register or an immediate value into memory, or it can combine any kind of operand into a register; but it cannot combine one memory location into another. </text:p>
      <text:p text:style-name="Text_20_body">These constraints are represented as multiple alternatives. An alternative can be described by a series of letters for each operand. The overall constraint for an operand is made from the letters for this operand from the first alternative, a comma, the letters for this operand from the second alternative, a comma, and so on until the last alternative. All operands for a single instruction must have the same number of alternatives. </text:p>
      <text:p text:style-name="Text_20_body">So the first alternative for the 68000's logical-or could be written as <text:span text:style-name="Source_20_Text">"+m" (output) : "ir" (input)</text:span>. The second could be <text:span text:style-name="Source_20_Text">"+r" (output): "irm" (input)</text:span>. However, the fact that two memory locations cannot be used in a single instruction prevents simply using <text:span text:style-name="Source_20_Text">"+rm" (output) : "irm" (input)</text:span>. Using multi-alternatives, this might be written as <text:span text:style-name="Source_20_Text">"+m,r" (output) : "ir,irm" (input)</text:span>. This describes all the available alternatives to the compiler, allowing it to choose the most efficient one for the current conditions. </text:p>
      <text:p text:style-name="Text_20_body">There is no way within the template to determine which alternative was chosen. However you may be able to wrap your <text:span text:style-name="Source_20_Text">asm</text:span> statements with builtins such as <text:span text:style-name="Source_20_Text">__builtin_constant_p</text:span> to achieve the desired results. </text:p>
      <text:h text:style-name="Heading_20_2" text:outline-level="2">Constraint Modifier Characters</text:h>
      <text:p text:style-name="Text_20_body"><text:bookmark text:name="index-modifiers-in-constraints-3773"/><text:bookmark text:name="index-constraint-modifier-characters-3774"/>Here are constraint modifier characters. <text:bookmark text:name="index-g_t_0040samp_007b_003d_007d-in-constraint-3775"/></text:p>
      <text:p text:style-name="List_20_Heading">‘<text:span text:style-name="Example">=</text:span>’</text:p>
      <text:p text:style-name="P1">Means that this operand is written to by this instruction: the previous value is discarded and replaced by new data. <text:bookmark text:name="index-g_t_0040samp_007b_002b_007d-in-constraint-3776"/></text:p>
      <text:p text:style-name="List_20_Heading">‘<text:span text:style-name="Example">+</text:span>’</text:p>
      <text:p text:style-name="P1">Means that this operand is both read and written by the instruction. </text:p>
      <text:p text:style-name="P1">When the compiler fixes up the operands to satisfy the constraints, it needs to know which operands are read by the instruction and which are written by it. ‘<text:span text:style-name="Example">=</text:span>’ identifies an operand which is only written; ‘<text:span text:style-name="Example">+</text:span>’ identifies an operand that is both read and written; all other operands are assumed to only be read. </text:p>
      <text:p text:style-name="P1"><text:soft-page-break/>If you specify ‘<text:span text:style-name="Example">=</text:span>’ or ‘<text:span text:style-name="Example">+</text:span>’ in a constraint, you put it in the first character of the constraint string. <text:bookmark text:name="index-earlyclobber-operand-3778"/><text:bookmark text:name="index-g_t_0040samp_007b_0026_007d-in-constraint-3777"/></text:p>
      <text:p text:style-name="List_20_Heading">‘<text:span text:style-name="Example">&amp;</text:span>’</text:p>
      <text:p text:style-name="P1">Means (in a particular alternative) that this operand is an <text:span text:style-name="Definition">earlyclobber</text:span> operand, which is written before the instruction is finished using the input operands. Therefore, this operand may not lie in a register that is read by the instruction or as part of any memory address. </text:p>
      <text:p text:style-name="P1">‘<text:span text:style-name="Example">&amp;</text:span>’ applies only to the alternative in which it is written. In constraints with multiple alternatives, sometimes one alternative requires ‘<text:span text:style-name="Example">&amp;</text:span>’ while others do not. See, for example, the ‘<text:span text:style-name="Example">movdf</text:span>’ insn of the 68000. </text:p>
      <text:p text:style-name="P1">A operand which is read by the instruction can be tied to an earlyclobber operand if its only use as an input occurs before the early result is written. Adding alternatives of this form often allows GCC to produce better code when only some of the read operands can be affected by the earlyclobber. See, for example, the ‘<text:span text:style-name="Example">mulsi3</text:span>’ insn of the ARM. </text:p>
      <text:p text:style-name="P1">Furthermore, if the <text:span text:style-name="Definition">earlyclobber</text:span> operand is also a read/write operand, then that operand is written only after it's used. </text:p>
      <text:p text:style-name="P1">‘<text:span text:style-name="Example">&amp;</text:span>’ does not obviate the need to write ‘<text:span text:style-name="Example">=</text:span>’ or ‘<text:span text:style-name="Example">+</text:span>’. As <text:span text:style-name="Definition">earlyclobber</text:span> operands are always written, a read-only <text:span text:style-name="Definition">earlyclobber</text:span> operand is ill-formed and will be rejected by the compiler. <text:bookmark text:name="index-g_t_0040samp_007b_0025_007d-in-constraint-3779"/></text:p>
      <text:p text:style-name="List_20_Heading">‘<text:span text:style-name="Example">%</text:span>’</text:p>
      <text:p text:style-name="P1">Declares the instruction to be commutative for this operand and the following operand. This means that the compiler may interchange the two operands if that is the cheapest way to make all operands fit the constraints. ‘<text:span text:style-name="Example">%</text:span>’ applies to all alternatives and must appear as the first character in the constraint. Only read-only operands can use ‘<text:span text:style-name="Example">%</text:span>’. </text:p>
      <text:p text:style-name="P1">GCC can only handle one commutative pair in an asm; if you use more, the compiler may fail. Note that you need not use the modifier if the two alternatives are strictly identical; this would only waste time in the reload pass. </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Liberation Mono" svg:font-family="'Liberation Mono'" style:font-family-generic="modern" style:font-pitch="fixed"/>
    <style:font-face style:name="MS PGothic1" svg:font-family="'MS PGothi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S PGothic" svg:font-family="'MS PGothic'" style:font-family-generic="system" style:font-pitch="variable"/>
    <style:font-face style:name="MS PMincho" svg:font-family="'MS PMincho'"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MS PMincho" style:font-size-asian="10.5pt" style:language-asian="ja" style:country-asian="JP"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MS PMincho" style:font-size-asian="10.5pt" style:language-asian="ja" style:country-asian="JP"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S PGothic" style:font-family-asian="'MS PGothic'"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MS PGothic1" style:font-family-asian="'MS PGothi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MS PMincho" style:font-family-asian="'MS PMincho'" style:font-family-generic-asian="system" style:font-pitch-asian="variable" style:font-size-asian="10pt" style:font-weight-asian="bold" style:font-name-complex="Lucida Sans" style:font-family-complex="'Lucida Sans'" style:font-family-generic-complex="system" style:font-pitch-complex="variable" style:font-size-complex="10pt"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MS PMincho" style:font-family-asian="'MS PMincho'" style:font-family-generic-asian="system" style:font-pitch-asian="variable" style:font-size-asian="12pt" style:font-weight-asian="bold" style:font-name-complex="Lucida Sans" style:font-family-complex="'Lucida Sans'" style:font-family-generic-complex="system" style:font-pitch-complex="variable" style:font-size-complex="12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Source_20_Text" style:display-name="Source Text" style:family="text">
      <style:text-properties style:font-name="Liberation Mono" fo:font-family="'Liberation Mono'" style:font-family-generic="modern" style:font-pitch="fixed" style:font-name-asian="MS PGothic1" style:font-family-asian="'MS PGothic'" style:font-family-generic-asian="modern" style:font-pitch-asian="fixed" style:font-name-complex="Liberation Mono" style:font-family-complex="'Liberation Mono'" style:font-family-generic-complex="modern" style:font-pitch-complex="fixed"/>
    </style:style>
    <style:style style:name="Example" style:family="text">
      <style:text-properties style:font-name="Liberation Mono" fo:font-family="'Liberation Mono'" style:font-family-generic="modern" style:font-pitch="fixed" style:font-name-asian="MS PGothic1" style:font-family-asian="'MS PGothic'" style:font-family-generic-asian="modern" style:font-pitch-asian="fixed" style:font-name-complex="Liberation Mono" style:font-family-complex="'Liberation Mono'" style:font-family-generic-complex="modern" style:font-pitch-complex="fixed"/>
    </style:style>
    <style:style style:name="Variable"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Definition"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02T19:56:56.596376534</meta:creation-date>
    <dc:date>2017-02-02T20:08:07.221371323</dc:date>
    <meta:editing-duration>PT11M12S</meta:editing-duration>
    <meta:editing-cycles>1</meta:editing-cycles>
    <meta:document-statistic meta:table-count="0" meta:image-count="0" meta:object-count="0" meta:page-count="8" meta:paragraph-count="141" meta:word-count="3184" meta:character-count="19508" meta:non-whitespace-character-count="16155"/>
    <meta:generator>LibreOffice/5.0.6.3$Linux_X86_64 LibreOffice_project/00m0$Build-3</meta:generator>
  </office:meta>
</office:document-meta>
</file>